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_EJ280_WLSemission_460-600nm" table:style-name="ta1">
        <table:shapes>
          <draw:frame draw:z-index="0" draw:style-name="gr1" draw:text-style-name="P1" svg:width="6.2988in" svg:height="3.5429in" svg:x="1.5028in" svg:y="12.1283in">
            <draw:object draw:notify-on-update-of-ranges="'6_EJ280_WLSemission_460-600nm'.A1:'6_EJ280_WLSemission_460-600nm'.A100 '6_EJ280_WLSemission_460-600nm'.B1:'6_EJ280_WLSemission_460-600nm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.7858027" calcext:value-type="float">
            <text:p>460.7858027</text:p>
          </table:table-cell>
          <table:table-cell office:value-type="float" office:value="0.0004100869503" calcext:value-type="float">
            <text:p>0.0004100869503</text:p>
          </table:table-cell>
          <table:table-cell table:formula="of:=[.A2]-[.A1]" office:value-type="float" office:value="0.785802699999977" calcext:value-type="float">
            <text:p>0.785802699999977</text:p>
          </table:table-cell>
        </table:table-row>
        <table:table-row table:style-name="ro1">
          <table:table-cell office:value-type="float" office:value="462.8805013" calcext:value-type="float">
            <text:p>462.8805013</text:p>
          </table:table-cell>
          <table:table-cell office:value-type="float" office:value="0.01456700167" calcext:value-type="float">
            <text:p>0.01456700167</text:p>
          </table:table-cell>
          <table:table-cell table:formula="of:=[.A3]-[.A2]" office:value-type="float" office:value="2.09469860000002" calcext:value-type="float">
            <text:p>2.09469860000002</text:p>
          </table:table-cell>
        </table:table-row>
        <table:table-row table:style-name="ro1">
          <table:table-cell office:value-type="float" office:value="464.139639" calcext:value-type="float">
            <text:p>464.139639</text:p>
          </table:table-cell>
          <table:table-cell office:value-type="float" office:value="0.030524733" calcext:value-type="float">
            <text:p>0.030524733</text:p>
          </table:table-cell>
          <table:table-cell table:formula="of:=[.A4]-[.A3]" office:value-type="float" office:value="1.2591377" calcext:value-type="float">
            <text:p>1.2591377</text:p>
          </table:table-cell>
        </table:table-row>
        <table:table-row table:style-name="ro1">
          <table:table-cell office:value-type="float" office:value="466.0264134" calcext:value-type="float">
            <text:p>466.0264134</text:p>
          </table:table-cell>
          <table:table-cell office:value-type="float" office:value="0.04824167791" calcext:value-type="float">
            <text:p>0.04824167791</text:p>
          </table:table-cell>
          <table:table-cell table:formula="of:=[.A5]-[.A4]" office:value-type="float" office:value="1.88677440000004" calcext:value-type="float">
            <text:p>1.88677440000004</text:p>
          </table:table-cell>
        </table:table-row>
        <table:table-row table:style-name="ro1">
          <table:table-cell office:value-type="float" office:value="466.8697025" calcext:value-type="float">
            <text:p>466.8697025</text:p>
          </table:table-cell>
          <table:table-cell office:value-type="float" office:value="0.07131946962" calcext:value-type="float">
            <text:p>0.07131946962</text:p>
          </table:table-cell>
          <table:table-cell table:formula="of:=[.A6]-[.A5]" office:value-type="float" office:value="0.843289099999993" calcext:value-type="float">
            <text:p>0.843289099999993</text:p>
          </table:table-cell>
        </table:table-row>
        <table:table-row table:style-name="ro1">
          <table:table-cell office:value-type="float" office:value="467.9214679" calcext:value-type="float">
            <text:p>467.9214679</text:p>
          </table:table-cell>
          <table:table-cell office:value-type="float" office:value="0.09261427459" calcext:value-type="float">
            <text:p>0.09261427459</text:p>
          </table:table-cell>
          <table:table-cell table:formula="of:=[.A7]-[.A6]" office:value-type="float" office:value="1.05176539999997" calcext:value-type="float">
            <text:p>1.05176539999997</text:p>
          </table:table-cell>
        </table:table-row>
        <table:table-row table:style-name="ro1">
          <table:table-cell office:value-type="float" office:value="468.7653091" calcext:value-type="float">
            <text:p>468.7653091</text:p>
          </table:table-cell>
          <table:table-cell office:value-type="float" office:value="0.1174691098" calcext:value-type="float">
            <text:p>0.1174691098</text:p>
          </table:table-cell>
          <table:table-cell table:formula="of:=[.A8]-[.A7]" office:value-type="float" office:value="0.843841200000043" calcext:value-type="float">
            <text:p>0.843841200000043</text:p>
          </table:table-cell>
        </table:table-row>
        <table:table-row table:style-name="ro1">
          <table:table-cell office:value-type="float" office:value="469.399018" calcext:value-type="float">
            <text:p>469.399018</text:p>
          </table:table-cell>
          <table:table-cell office:value-type="float" office:value="0.1387758013" calcext:value-type="float">
            <text:p>0.1387758013</text:p>
          </table:table-cell>
          <table:table-cell table:formula="of:=[.A9]-[.A8]" office:value-type="float" office:value="0.633708899999988" calcext:value-type="float">
            <text:p>0.633708899999988</text:p>
          </table:table-cell>
        </table:table-row>
        <table:table-row table:style-name="ro1">
          <table:table-cell office:value-type="float" office:value="470.0332789" calcext:value-type="float">
            <text:p>470.0332789</text:p>
          </table:table-cell>
          <table:table-cell office:value-type="float" office:value="0.1618595363" calcext:value-type="float">
            <text:p>0.1618595363</text:p>
          </table:table-cell>
          <table:table-cell table:formula="of:=[.A10]-[.A9]" office:value-type="float" office:value="0.634260900000015" calcext:value-type="float">
            <text:p>0.634260900000015</text:p>
          </table:table-cell>
        </table:table-row>
        <table:table-row table:style-name="ro1">
          <table:table-cell office:value-type="float" office:value="470.8776721" calcext:value-type="float">
            <text:p>470.8776721</text:p>
          </table:table-cell>
          <table:table-cell office:value-type="float" office:value="0.1884914149" calcext:value-type="float">
            <text:p>0.1884914149</text:p>
          </table:table-cell>
          <table:table-cell table:formula="of:=[.A11]-[.A10]" office:value-type="float" office:value="0.844393199999956" calcext:value-type="float">
            <text:p>0.844393199999956</text:p>
          </table:table-cell>
        </table:table-row>
        <table:table-row table:style-name="ro1">
          <table:table-cell office:value-type="float" office:value="471.7220653" calcext:value-type="float">
            <text:p>471.7220653</text:p>
          </table:table-cell>
          <table:table-cell office:value-type="float" office:value="0.2151232935" calcext:value-type="float">
            <text:p>0.2151232935</text:p>
          </table:table-cell>
          <table:table-cell table:formula="of:=[.A12]-[.A11]" office:value-type="float" office:value="0.844393200000013" calcext:value-type="float">
            <text:p>0.844393200000013</text:p>
          </table:table-cell>
        </table:table-row>
        <table:table-row table:style-name="ro1">
          <table:table-cell office:value-type="float" office:value="472.3579822" calcext:value-type="float">
            <text:p>472.3579822</text:p>
          </table:table-cell>
          <table:table-cell office:value-type="float" office:value="0.2435381589" calcext:value-type="float">
            <text:p>0.2435381589</text:p>
          </table:table-cell>
          <table:table-cell table:formula="of:=[.A13]-[.A12]" office:value-type="float" office:value="0.635916899999984" calcext:value-type="float">
            <text:p>0.635916899999984</text:p>
          </table:table-cell>
        </table:table-row>
        <table:table-row table:style-name="ro1">
          <table:table-cell office:value-type="float" office:value="472.9938992" calcext:value-type="float">
            <text:p>472.9938992</text:p>
          </table:table-cell>
          <table:table-cell office:value-type="float" office:value="0.2719530242" calcext:value-type="float">
            <text:p>0.2719530242</text:p>
          </table:table-cell>
          <table:table-cell table:formula="of:=[.A14]-[.A13]" office:value-type="float" office:value="0.635917000000006" calcext:value-type="float">
            <text:p>0.635917000000006</text:p>
          </table:table-cell>
        </table:table-row>
        <table:table-row table:style-name="ro1">
          <table:table-cell office:value-type="float" office:value="473.6287121" calcext:value-type="float">
            <text:p>473.6287121</text:p>
          </table:table-cell>
          <table:table-cell office:value-type="float" office:value="0.2968138027" calcext:value-type="float">
            <text:p>0.2968138027</text:p>
          </table:table-cell>
          <table:table-cell table:formula="of:=[.A15]-[.A14]" office:value-type="float" office:value="0.634812899999986" calcext:value-type="float">
            <text:p>0.634812899999986</text:p>
          </table:table-cell>
        </table:table-row>
        <table:table-row table:style-name="ro1">
          <table:table-cell office:value-type="float" office:value="474.263525" calcext:value-type="float">
            <text:p>474.263525</text:p>
          </table:table-cell>
          <table:table-cell office:value-type="float" office:value="0.3216745811" calcext:value-type="float">
            <text:p>0.3216745811</text:p>
          </table:table-cell>
          <table:table-cell table:formula="of:=[.A16]-[.A15]" office:value-type="float" office:value="0.634812900000043" calcext:value-type="float">
            <text:p>0.634812900000043</text:p>
          </table:table-cell>
        </table:table-row>
        <table:table-row table:style-name="ro1">
          <table:table-cell office:value-type="float" office:value="474.8983379" calcext:value-type="float">
            <text:p>474.8983379</text:p>
          </table:table-cell>
          <table:table-cell office:value-type="float" office:value="0.3465353596" calcext:value-type="float">
            <text:p>0.3465353596</text:p>
          </table:table-cell>
          <table:table-cell table:formula="of:=[.A17]-[.A16]" office:value-type="float" office:value="0.634812899999986" calcext:value-type="float">
            <text:p>0.634812899999986</text:p>
          </table:table-cell>
        </table:table-row>
        <table:table-row table:style-name="ro1">
          <table:table-cell office:value-type="float" office:value="475.4294647" calcext:value-type="float">
            <text:p>475.4294647</text:p>
          </table:table-cell>
          <table:table-cell office:value-type="float" office:value="0.3740646749" calcext:value-type="float">
            <text:p>0.3740646749</text:p>
          </table:table-cell>
          <table:table-cell table:formula="of:=[.A18]-[.A17]" office:value-type="float" office:value="0.531126799999981" calcext:value-type="float">
            <text:p>0.531126799999981</text:p>
          </table:table-cell>
        </table:table-row>
        <table:table-row table:style-name="ro1">
          <table:table-cell office:value-type="float" office:value="476.1701718" calcext:value-type="float">
            <text:p>476.1701718</text:p>
          </table:table-cell>
          <table:table-cell office:value-type="float" office:value="0.4033650903" calcext:value-type="float">
            <text:p>0.4033650903</text:p>
          </table:table-cell>
          <table:table-cell table:formula="of:=[.A19]-[.A18]" office:value-type="float" office:value="0.740707100000009" calcext:value-type="float">
            <text:p>0.740707100000009</text:p>
          </table:table-cell>
        </table:table-row>
        <table:table-row table:style-name="ro1">
          <table:table-cell office:value-type="float" office:value="476.8049847" calcext:value-type="float">
            <text:p>476.8049847</text:p>
          </table:table-cell>
          <table:table-cell office:value-type="float" office:value="0.4282258688" calcext:value-type="float">
            <text:p>0.4282258688</text:p>
          </table:table-cell>
          <table:table-cell table:formula="of:=[.A20]-[.A19]" office:value-type="float" office:value="0.634812899999986" calcext:value-type="float">
            <text:p>0.634812899999986</text:p>
          </table:table-cell>
        </table:table-row>
        <table:table-row table:style-name="ro1">
          <table:table-cell office:value-type="float" office:value="477.2302174" calcext:value-type="float">
            <text:p>477.2302174</text:p>
          </table:table-cell>
          <table:table-cell office:value-type="float" office:value="0.4513155471" calcext:value-type="float">
            <text:p>0.4513155471</text:p>
          </table:table-cell>
          <table:table-cell table:formula="of:=[.A21]-[.A20]" office:value-type="float" office:value="0.425232700000038" calcext:value-type="float">
            <text:p>0.425232700000038</text:p>
          </table:table-cell>
        </table:table-row>
        <table:table-row table:style-name="ro1">
          <table:table-cell office:value-type="float" office:value="477.65545" calcext:value-type="float">
            <text:p>477.65545</text:p>
          </table:table-cell>
          <table:table-cell office:value-type="float" office:value="0.4744052253" calcext:value-type="float">
            <text:p>0.4744052253</text:p>
          </table:table-cell>
          <table:table-cell table:formula="of:=[.A22]-[.A21]" office:value-type="float" office:value="0.425232599999958" calcext:value-type="float">
            <text:p>0.425232599999958</text:p>
          </table:table-cell>
        </table:table-row>
        <table:table-row table:style-name="ro1">
          <table:table-cell office:value-type="float" office:value="478.0817867" calcext:value-type="float">
            <text:p>478.0817867</text:p>
          </table:table-cell>
          <table:table-cell office:value-type="float" office:value="0.5010489905" calcext:value-type="float">
            <text:p>0.5010489905</text:p>
          </table:table-cell>
          <table:table-cell table:formula="of:=[.A23]-[.A22]" office:value-type="float" office:value="0.426336700000036" calcext:value-type="float">
            <text:p>0.426336700000036</text:p>
          </table:table-cell>
        </table:table-row>
        <table:table-row table:style-name="ro1">
          <table:table-cell office:value-type="float" office:value="478.7165996" calcext:value-type="float">
            <text:p>478.7165996</text:p>
          </table:table-cell>
          <table:table-cell office:value-type="float" office:value="0.525909769" calcext:value-type="float">
            <text:p>0.525909769</text:p>
          </table:table-cell>
          <table:table-cell table:formula="of:=[.A24]-[.A23]" office:value-type="float" office:value="0.634812899999986" calcext:value-type="float">
            <text:p>0.634812899999986</text:p>
          </table:table-cell>
        </table:table-row>
        <table:table-row table:style-name="ro1">
          <table:table-cell office:value-type="float" office:value="479.1429363" calcext:value-type="float">
            <text:p>479.1429363</text:p>
          </table:table-cell>
          <table:table-cell office:value-type="float" office:value="0.5525535342" calcext:value-type="float">
            <text:p>0.5525535342</text:p>
          </table:table-cell>
          <table:table-cell table:formula="of:=[.A25]-[.A24]" office:value-type="float" office:value="0.426336699999979" calcext:value-type="float">
            <text:p>0.426336699999979</text:p>
          </table:table-cell>
        </table:table-row>
        <table:table-row table:style-name="ro1">
          <table:table-cell office:value-type="float" office:value="479.7783012" calcext:value-type="float">
            <text:p>479.7783012</text:p>
          </table:table-cell>
          <table:table-cell office:value-type="float" office:value="0.5791913561" calcext:value-type="float">
            <text:p>0.5791913561</text:p>
          </table:table-cell>
          <table:table-cell table:formula="of:=[.A26]-[.A25]" office:value-type="float" office:value="0.635364900000013" calcext:value-type="float">
            <text:p>0.635364900000013</text:p>
          </table:table-cell>
        </table:table-row>
        <table:table-row table:style-name="ro1">
          <table:table-cell office:value-type="float" office:value="480.2046379" calcext:value-type="float">
            <text:p>480.2046379</text:p>
          </table:table-cell>
          <table:table-cell office:value-type="float" office:value="0.6058351213" calcext:value-type="float">
            <text:p>0.6058351213</text:p>
          </table:table-cell>
          <table:table-cell table:formula="of:=[.A27]-[.A26]" office:value-type="float" office:value="0.426336700000036" calcext:value-type="float">
            <text:p>0.426336700000036</text:p>
          </table:table-cell>
        </table:table-row>
        <table:table-row table:style-name="ro1">
          <table:table-cell office:value-type="float" office:value="480.945069" calcext:value-type="float">
            <text:p>480.945069</text:p>
          </table:table-cell>
          <table:table-cell office:value-type="float" office:value="0.634247015" calcext:value-type="float">
            <text:p>0.634247015</text:p>
          </table:table-cell>
          <table:table-cell table:formula="of:=[.A28]-[.A27]" office:value-type="float" office:value="0.740431099999967" calcext:value-type="float">
            <text:p>0.740431099999967</text:p>
          </table:table-cell>
        </table:table-row>
        <table:table-row table:style-name="ro1">
          <table:table-cell office:value-type="float" office:value="481.4767478" calcext:value-type="float">
            <text:p>481.4767478</text:p>
          </table:table-cell>
          <table:table-cell office:value-type="float" office:value="0.6635533737" calcext:value-type="float">
            <text:p>0.6635533737</text:p>
          </table:table-cell>
          <table:table-cell table:formula="of:=[.A29]-[.A28]" office:value-type="float" office:value="0.531678800000009" calcext:value-type="float">
            <text:p>0.531678800000009</text:p>
          </table:table-cell>
        </table:table-row>
        <table:table-row table:style-name="ro1">
          <table:table-cell office:value-type="float" office:value="482.1123888" calcext:value-type="float">
            <text:p>482.1123888</text:p>
          </table:table-cell>
          <table:table-cell office:value-type="float" office:value="0.6910797173" calcext:value-type="float">
            <text:p>0.6910797173</text:p>
          </table:table-cell>
          <table:table-cell table:formula="of:=[.A30]-[.A29]" office:value-type="float" office:value="0.635641000000021" calcext:value-type="float">
            <text:p>0.635641000000021</text:p>
          </table:table-cell>
        </table:table-row>
        <table:table-row table:style-name="ro1">
          <table:table-cell office:value-type="float" office:value="482.7477537" calcext:value-type="float">
            <text:p>482.7477537</text:p>
          </table:table-cell>
          <table:table-cell office:value-type="float" office:value="0.7177175392" calcext:value-type="float">
            <text:p>0.7177175392</text:p>
          </table:table-cell>
          <table:table-cell table:formula="of:=[.A31]-[.A30]" office:value-type="float" office:value="0.635364899999956" calcext:value-type="float">
            <text:p>0.635364899999956</text:p>
          </table:table-cell>
        </table:table-row>
        <table:table-row table:style-name="ro1">
          <table:table-cell office:value-type="float" office:value="483.3842226" calcext:value-type="float">
            <text:p>483.3842226</text:p>
          </table:table-cell>
          <table:table-cell office:value-type="float" office:value="0.747909448" calcext:value-type="float">
            <text:p>0.747909448</text:p>
          </table:table-cell>
          <table:table-cell table:formula="of:=[.A32]-[.A31]" office:value-type="float" office:value="0.636468900000011" calcext:value-type="float">
            <text:p>0.636468900000011</text:p>
          </table:table-cell>
        </table:table-row>
        <table:table-row table:style-name="ro1">
          <table:table-cell office:value-type="float" office:value="483.8105593" calcext:value-type="float">
            <text:p>483.8105593</text:p>
          </table:table-cell>
          <table:table-cell office:value-type="float" office:value="0.7745532132" calcext:value-type="float">
            <text:p>0.7745532132</text:p>
          </table:table-cell>
          <table:table-cell table:formula="of:=[.A33]-[.A32]" office:value-type="float" office:value="0.426336700000036" calcext:value-type="float">
            <text:p>0.426336700000036</text:p>
          </table:table-cell>
        </table:table-row>
        <table:table-row table:style-name="ro1">
          <table:table-cell office:value-type="float" office:value="484.4459242" calcext:value-type="float">
            <text:p>484.4459242</text:p>
          </table:table-cell>
          <table:table-cell office:value-type="float" office:value="0.8011910351" calcext:value-type="float">
            <text:p>0.8011910351</text:p>
          </table:table-cell>
          <table:table-cell table:formula="of:=[.A34]-[.A33]" office:value-type="float" office:value="0.635364899999956" calcext:value-type="float">
            <text:p>0.635364899999956</text:p>
          </table:table-cell>
        </table:table-row>
        <table:table-row table:style-name="ro1">
          <table:table-cell office:value-type="float" office:value="484.9773271" calcext:value-type="float">
            <text:p>484.9773271</text:p>
          </table:table-cell>
          <table:table-cell office:value-type="float" office:value="0.8296088721" calcext:value-type="float">
            <text:p>0.8296088721</text:p>
          </table:table-cell>
          <table:table-cell table:formula="of:=[.A35]-[.A34]" office:value-type="float" office:value="0.531402900000046" calcext:value-type="float">
            <text:p>0.531402900000046</text:p>
          </table:table-cell>
        </table:table-row>
        <table:table-row table:style-name="ro1">
          <table:table-cell office:value-type="float" office:value="485.5087299" calcext:value-type="float">
            <text:p>485.5087299</text:p>
          </table:table-cell>
          <table:table-cell office:value-type="float" office:value="0.8580267091" calcext:value-type="float">
            <text:p>0.8580267091</text:p>
          </table:table-cell>
          <table:table-cell table:formula="of:=[.A36]-[.A35]" office:value-type="float" office:value="0.531402799999967" calcext:value-type="float">
            <text:p>0.531402799999967</text:p>
          </table:table-cell>
        </table:table-row>
        <table:table-row table:style-name="ro1">
          <table:table-cell office:value-type="float" office:value="486.3536751" calcext:value-type="float">
            <text:p>486.3536751</text:p>
          </table:table-cell>
          <table:table-cell office:value-type="float" office:value="0.8864356312" calcext:value-type="float">
            <text:p>0.8864356312</text:p>
          </table:table-cell>
          <table:table-cell table:formula="of:=[.A37]-[.A36]" office:value-type="float" office:value="0.844945199999984" calcext:value-type="float">
            <text:p>0.844945199999984</text:p>
          </table:table-cell>
        </table:table-row>
        <table:table-row table:style-name="ro1">
          <table:table-cell office:value-type="float" office:value="486.989592" calcext:value-type="float">
            <text:p>486.989592</text:p>
          </table:table-cell>
          <table:table-cell office:value-type="float" office:value="0.9148504966" calcext:value-type="float">
            <text:p>0.9148504966</text:p>
          </table:table-cell>
          <table:table-cell table:formula="of:=[.A38]-[.A37]" office:value-type="float" office:value="0.635916900000041" calcext:value-type="float">
            <text:p>0.635916900000041</text:p>
          </table:table-cell>
        </table:table-row>
        <table:table-row table:style-name="ro1">
          <table:table-cell office:value-type="float" office:value="487.8339852" calcext:value-type="float">
            <text:p>487.8339852</text:p>
          </table:table-cell>
          <table:table-cell office:value-type="float" office:value="0.9414823752" calcext:value-type="float">
            <text:p>0.9414823752</text:p>
          </table:table-cell>
          <table:table-cell table:formula="of:=[.A39]-[.A38]" office:value-type="float" office:value="0.844393199999956" calcext:value-type="float">
            <text:p>0.844393199999956</text:p>
          </table:table-cell>
        </table:table-row>
        <table:table-row table:style-name="ro1">
          <table:table-cell office:value-type="float" office:value="488.9913688" calcext:value-type="float">
            <text:p>488.9913688</text:p>
          </table:table-cell>
          <table:table-cell office:value-type="float" office:value="0.9663282954" calcext:value-type="float">
            <text:p>0.9663282954</text:p>
          </table:table-cell>
          <table:table-cell table:formula="of:=[.A40]-[.A39]" office:value-type="float" office:value="1.1573836" calcext:value-type="float">
            <text:p>1.1573836</text:p>
          </table:table-cell>
        </table:table-row>
        <table:table-row table:style-name="ro1">
          <table:table-cell office:value-type="float" office:value="490.0447902" calcext:value-type="float">
            <text:p>490.0447902</text:p>
          </table:table-cell>
          <table:table-cell office:value-type="float" office:value="0.9929542307" calcext:value-type="float">
            <text:p>0.9929542307</text:p>
          </table:table-cell>
          <table:table-cell table:formula="of:=[.A41]-[.A40]" office:value-type="float" office:value="1.05342140000005" calcext:value-type="float">
            <text:p>1.05342140000005</text:p>
          </table:table-cell>
        </table:table-row>
        <table:table-row table:style-name="ro1">
          <table:table-cell office:value-type="float" office:value="492.2417949" calcext:value-type="float">
            <text:p>492.2417949</text:p>
          </table:table-cell>
          <table:table-cell office:value-type="float" office:value="1" calcext:value-type="float">
            <text:p>1</text:p>
          </table:table-cell>
          <table:table-cell table:formula="of:=[.A42]-[.A41]" office:value-type="float" office:value="2.19700469999998" calcext:value-type="float">
            <text:p>2.19700469999998</text:p>
          </table:table-cell>
        </table:table-row>
        <table:table-row table:style-name="ro1">
          <table:table-cell office:value-type="float" office:value="495.1676385" calcext:value-type="float">
            <text:p>495.1676385</text:p>
          </table:table-cell>
          <table:table-cell office:value-type="float" office:value="0.9981397505" calcext:value-type="float">
            <text:p>0.9981397505</text:p>
          </table:table-cell>
          <table:table-cell table:formula="of:=[.A43]-[.A42]" office:value-type="float" office:value="2.92584360000001" calcext:value-type="float">
            <text:p>2.92584360000001</text:p>
          </table:table-cell>
        </table:table-row>
        <table:table-row table:style-name="ro1">
          <table:table-cell office:value-type="float" office:value="496.8354484" calcext:value-type="float">
            <text:p>496.8354484</text:p>
          </table:table-cell>
          <table:table-cell office:value-type="float" office:value="0.9838758566" calcext:value-type="float">
            <text:p>0.9838758566</text:p>
          </table:table-cell>
          <table:table-cell table:formula="of:=[.A44]-[.A43]" office:value-type="float" office:value="1.66780990000001" calcext:value-type="float">
            <text:p>1.66780990000001</text:p>
          </table:table-cell>
        </table:table-row>
        <table:table-row table:style-name="ro1">
          <table:table-cell office:value-type="float" office:value="498.2925741" calcext:value-type="float">
            <text:p>498.2925741</text:p>
          </table:table-cell>
          <table:table-cell office:value-type="float" office:value="0.9642867756" calcext:value-type="float">
            <text:p>0.9642867756</text:p>
          </table:table-cell>
          <table:table-cell table:formula="of:=[.A45]-[.A44]" office:value-type="float" office:value="1.45712570000001" calcext:value-type="float">
            <text:p>1.45712570000001</text:p>
          </table:table-cell>
        </table:table-row>
        <table:table-row table:style-name="ro1">
          <table:table-cell office:value-type="float" office:value="499.5395674" calcext:value-type="float">
            <text:p>499.5395674</text:p>
          </table:table-cell>
          <table:table-cell office:value-type="float" office:value="0.941149551" calcext:value-type="float">
            <text:p>0.941149551</text:p>
          </table:table-cell>
          <table:table-cell table:formula="of:=[.A46]-[.A45]" office:value-type="float" office:value="1.24699329999999" calcext:value-type="float">
            <text:p>1.24699329999999</text:p>
          </table:table-cell>
        </table:table-row>
        <table:table-row table:style-name="ro1">
          <table:table-cell office:value-type="float" office:value="500.3685043" calcext:value-type="float">
            <text:p>500.3685043</text:p>
          </table:table-cell>
          <table:table-cell office:value-type="float" office:value="0.918024213" calcext:value-type="float">
            <text:p>0.918024213</text:p>
          </table:table-cell>
          <table:table-cell table:formula="of:=[.A47]-[.A46]" office:value-type="float" office:value="0.828936899999974" calcext:value-type="float">
            <text:p>0.828936899999974</text:p>
          </table:table-cell>
        </table:table-row>
        <table:table-row table:style-name="ro1">
          <table:table-cell office:value-type="float" office:value="501.092375" calcext:value-type="float">
            <text:p>501.092375</text:p>
          </table:table-cell>
          <table:table-cell office:value-type="float" office:value="0.8931248031" calcext:value-type="float">
            <text:p>0.8931248031</text:p>
          </table:table-cell>
          <table:table-cell table:formula="of:=[.A48]-[.A47]" office:value-type="float" office:value="0.72387070000002" calcext:value-type="float">
            <text:p>0.72387070000002</text:p>
          </table:table-cell>
        </table:table-row>
        <table:table-row table:style-name="ro1">
          <table:table-cell office:value-type="float" office:value="501.8154177" calcext:value-type="float">
            <text:p>501.8154177</text:p>
          </table:table-cell>
          <table:table-cell office:value-type="float" office:value="0.8655598281" calcext:value-type="float">
            <text:p>0.8655598281</text:p>
          </table:table-cell>
          <table:table-cell table:formula="of:=[.A49]-[.A48]" office:value-type="float" office:value="0.723042700000008" calcext:value-type="float">
            <text:p>0.723042700000008</text:p>
          </table:table-cell>
        </table:table-row>
        <table:table-row table:style-name="ro1">
          <table:table-cell office:value-type="float" office:value="502.4344983" calcext:value-type="float">
            <text:p>502.4344983</text:p>
          </table:table-cell>
          <table:table-cell office:value-type="float" office:value="0.8397748682" calcext:value-type="float">
            <text:p>0.8397748682</text:p>
          </table:table-cell>
          <table:table-cell table:formula="of:=[.A50]-[.A49]" office:value-type="float" office:value="0.619080599999961" calcext:value-type="float">
            <text:p>0.619080599999961</text:p>
          </table:table-cell>
        </table:table-row>
        <table:table-row table:style-name="ro1">
          <table:table-cell office:value-type="float" office:value="503.1580931" calcext:value-type="float">
            <text:p>503.1580931</text:p>
          </table:table-cell>
          <table:table-cell office:value-type="float" office:value="0.8139869367" calcext:value-type="float">
            <text:p>0.8139869367</text:p>
          </table:table-cell>
          <table:table-cell table:formula="of:=[.A51]-[.A50]" office:value-type="float" office:value="0.723594800000001" calcext:value-type="float">
            <text:p>0.723594800000001</text:p>
          </table:table-cell>
        </table:table-row>
        <table:table-row table:style-name="ro1">
          <table:table-cell office:value-type="float" office:value="503.8805838" calcext:value-type="float">
            <text:p>503.8805838</text:p>
          </table:table-cell>
          <table:table-cell office:value-type="float" office:value="0.7846449182" calcext:value-type="float">
            <text:p>0.7846449182</text:p>
          </table:table-cell>
          <table:table-cell table:formula="of:=[.A52]-[.A51]" office:value-type="float" office:value="0.722490700000037" calcext:value-type="float">
            <text:p>0.722490700000037</text:p>
          </table:table-cell>
        </table:table-row>
        <table:table-row table:style-name="ro1">
          <table:table-cell office:value-type="float" office:value="504.6039025" calcext:value-type="float">
            <text:p>504.6039025</text:p>
          </table:table-cell>
          <table:table-cell office:value-type="float" office:value="0.7579684649" calcext:value-type="float">
            <text:p>0.7579684649</text:p>
          </table:table-cell>
          <table:table-cell table:formula="of:=[.A53]-[.A52]" office:value-type="float" office:value="0.723318699999993" calcext:value-type="float">
            <text:p>0.723318699999993</text:p>
          </table:table-cell>
        </table:table-row>
        <table:table-row table:style-name="ro1">
          <table:table-cell office:value-type="float" office:value="505.118193" calcext:value-type="float">
            <text:p>505.118193</text:p>
          </table:table-cell>
          <table:table-cell office:value-type="float" office:value="0.7312979549" calcext:value-type="float">
            <text:p>0.7312979549</text:p>
          </table:table-cell>
          <table:table-cell table:formula="of:=[.A54]-[.A53]" office:value-type="float" office:value="0.514290500000016" calcext:value-type="float">
            <text:p>0.514290500000016</text:p>
          </table:table-cell>
        </table:table-row>
        <table:table-row table:style-name="ro1">
          <table:table-cell office:value-type="float" office:value="505.9460258" calcext:value-type="float">
            <text:p>505.9460258</text:p>
          </table:table-cell>
          <table:table-cell office:value-type="float" office:value="0.70461853" calcext:value-type="float">
            <text:p>0.70461853</text:p>
          </table:table-cell>
          <table:table-cell table:formula="of:=[.A55]-[.A54]" office:value-type="float" office:value="0.827832799999953" calcext:value-type="float">
            <text:p>0.827832799999953</text:p>
          </table:table-cell>
        </table:table-row>
        <table:table-row table:style-name="ro1">
          <table:table-cell office:value-type="float" office:value="506.9839909" calcext:value-type="float">
            <text:p>506.9839909</text:p>
          </table:table-cell>
          <table:table-cell office:value-type="float" office:value="0.6814872487" calcext:value-type="float">
            <text:p>0.6814872487</text:p>
          </table:table-cell>
          <table:table-cell table:formula="of:=[.A56]-[.A55]" office:value-type="float" office:value="1.03796510000001" calcext:value-type="float">
            <text:p>1.03796510000001</text:p>
          </table:table-cell>
        </table:table-row>
        <table:table-row table:style-name="ro1">
          <table:table-cell office:value-type="float" office:value="507.3932153" calcext:value-type="float">
            <text:p>507.3932153</text:p>
          </table:table-cell>
          <table:table-cell office:value-type="float" office:value="0.6530426669" calcext:value-type="float">
            <text:p>0.6530426669</text:p>
          </table:table-cell>
          <table:table-cell table:formula="of:=[.A57]-[.A56]" office:value-type="float" office:value="0.409224400000028" calcext:value-type="float">
            <text:p>0.409224400000028</text:p>
          </table:table-cell>
        </table:table-row>
        <table:table-row table:style-name="ro1">
          <table:table-cell office:value-type="float" office:value="508.5345905" calcext:value-type="float">
            <text:p>508.5345905</text:p>
          </table:table-cell>
          <table:table-cell office:value-type="float" office:value="0.626354327" calcext:value-type="float">
            <text:p>0.626354327</text:p>
          </table:table-cell>
          <table:table-cell table:formula="of:=[.A58]-[.A57]" office:value-type="float" office:value="1.14137519999997" calcext:value-type="float">
            <text:p>1.14137519999997</text:p>
          </table:table-cell>
        </table:table-row>
        <table:table-row table:style-name="ro1">
          <table:table-cell office:value-type="float" office:value="509.7802038" calcext:value-type="float">
            <text:p>509.7802038</text:p>
          </table:table-cell>
          <table:table-cell office:value-type="float" office:value="0.5987744938" calcext:value-type="float">
            <text:p>0.5987744938</text:p>
          </table:table-cell>
          <table:table-cell table:formula="of:=[.A59]-[.A58]" office:value-type="float" office:value="1.2456133" calcext:value-type="float">
            <text:p>1.2456133</text:p>
          </table:table-cell>
        </table:table-row>
        <table:table-row table:style-name="ro1">
          <table:table-cell office:value-type="float" office:value="510.7125508" calcext:value-type="float">
            <text:p>510.7125508</text:p>
          </table:table-cell>
          <table:table-cell office:value-type="float" office:value="0.5720920972" calcext:value-type="float">
            <text:p>0.5720920972</text:p>
          </table:table-cell>
          <table:table-cell table:formula="of:=[.A60]-[.A59]" office:value-type="float" office:value="0.932346999999993" calcext:value-type="float">
            <text:p>0.932346999999993</text:p>
          </table:table-cell>
        </table:table-row>
        <table:table-row table:style-name="ro1">
          <table:table-cell office:value-type="float" office:value="512.3784287" calcext:value-type="float">
            <text:p>512.3784287</text:p>
          </table:table-cell>
          <table:table-cell office:value-type="float" office:value="0.5516085512" calcext:value-type="float">
            <text:p>0.5516085512</text:p>
          </table:table-cell>
          <table:table-cell table:formula="of:=[.A61]-[.A60]" office:value-type="float" office:value="1.6658779" calcext:value-type="float">
            <text:p>1.6658779</text:p>
          </table:table-cell>
        </table:table-row>
        <table:table-row table:style-name="ro1">
          <table:table-cell office:value-type="float" office:value="514.2563709" calcext:value-type="float">
            <text:p>514.2563709</text:p>
          </table:table-cell>
          <table:table-cell office:value-type="float" office:value="0.5408928009" calcext:value-type="float">
            <text:p>0.5408928009</text:p>
          </table:table-cell>
          <table:table-cell table:formula="of:=[.A62]-[.A61]" office:value-type="float" office:value="1.87794220000001" calcext:value-type="float">
            <text:p>1.87794220000001</text:p>
          </table:table-cell>
        </table:table-row>
        <table:table-row table:style-name="ro1">
          <table:table-cell office:value-type="float" office:value="516.5578898" calcext:value-type="float">
            <text:p>516.5578898</text:p>
          </table:table-cell>
          <table:table-cell office:value-type="float" office:value="0.5479355985" calcext:value-type="float">
            <text:p>0.5479355985</text:p>
          </table:table-cell>
          <table:table-cell table:formula="of:=[.A63]-[.A62]" office:value-type="float" office:value="2.30151890000002" calcext:value-type="float">
            <text:p>2.30151890000002</text:p>
          </table:table-cell>
        </table:table-row>
        <table:table-row table:style-name="ro1">
          <table:table-cell office:value-type="float" office:value="518.6525884" calcext:value-type="float">
            <text:p>518.6525884</text:p>
          </table:table-cell>
          <table:table-cell office:value-type="float" office:value="0.5620925132" calcext:value-type="float">
            <text:p>0.5620925132</text:p>
          </table:table-cell>
          <table:table-cell table:formula="of:=[.A64]-[.A63]" office:value-type="float" office:value="2.09469860000002" calcext:value-type="float">
            <text:p>2.09469860000002</text:p>
          </table:table-cell>
        </table:table-row>
        <table:table-row table:style-name="ro1">
          <table:table-cell office:value-type="float" office:value="521.5828481" calcext:value-type="float">
            <text:p>521.5828481</text:p>
          </table:table-cell>
          <table:table-cell office:value-type="float" office:value="0.5744486114" calcext:value-type="float">
            <text:p>0.5744486114</text:p>
          </table:table-cell>
          <table:table-cell table:formula="of:=[.A65]-[.A64]" office:value-type="float" office:value="2.93025969999997" calcext:value-type="float">
            <text:p>2.93025969999997</text:p>
          </table:table-cell>
        </table:table-row>
        <table:table-row table:style-name="ro1">
          <table:table-cell office:value-type="float" office:value="524.0889791" calcext:value-type="float">
            <text:p>524.0889791</text:p>
          </table:table-cell>
          <table:table-cell office:value-type="float" office:value="0.5672691181" calcext:value-type="float">
            <text:p>0.5672691181</text:p>
          </table:table-cell>
          <table:table-cell table:formula="of:=[.A66]-[.A65]" office:value-type="float" office:value="2.50613099999998" calcext:value-type="float">
            <text:p>2.50613099999998</text:p>
          </table:table-cell>
        </table:table-row>
        <table:table-row table:style-name="ro1">
          <table:table-cell office:value-type="float" office:value="525.7534769" calcext:value-type="float">
            <text:p>525.7534769</text:p>
          </table:table-cell>
          <table:table-cell office:value-type="float" office:value="0.5423429634" calcext:value-type="float">
            <text:p>0.5423429634</text:p>
          </table:table-cell>
          <table:table-cell table:formula="of:=[.A67]-[.A66]" office:value-type="float" office:value="1.66449780000005" calcext:value-type="float">
            <text:p>1.66449780000005</text:p>
          </table:table-cell>
        </table:table-row>
        <table:table-row table:style-name="ro1">
          <table:table-cell office:value-type="float" office:value="527.4171468" calcext:value-type="float">
            <text:p>527.4171468</text:p>
          </table:table-cell>
          <table:table-cell office:value-type="float" office:value="0.5147512436" calcext:value-type="float">
            <text:p>0.5147512436</text:p>
          </table:table-cell>
          <table:table-cell table:formula="of:=[.A68]-[.A67]" office:value-type="float" office:value="1.66366989999995" calcext:value-type="float">
            <text:p>1.66366989999995</text:p>
          </table:table-cell>
        </table:table-row>
        <table:table-row table:style-name="ro1">
          <table:table-cell office:value-type="float" office:value="528.6622081" calcext:value-type="float">
            <text:p>528.6622081</text:p>
          </table:table-cell>
          <table:table-cell office:value-type="float" office:value="0.485394367" calcext:value-type="float">
            <text:p>0.485394367</text:p>
          </table:table-cell>
          <table:table-cell table:formula="of:=[.A69]-[.A68]" office:value-type="float" office:value="1.24506130000009" calcext:value-type="float">
            <text:p>1.24506130000009</text:p>
          </table:table-cell>
        </table:table-row>
        <table:table-row table:style-name="ro1">
          <table:table-cell office:value-type="float" office:value="530.326154" calcext:value-type="float">
            <text:p>530.326154</text:p>
          </table:table-cell>
          <table:table-cell office:value-type="float" office:value="0.4586911689" calcext:value-type="float">
            <text:p>0.4586911689</text:p>
          </table:table-cell>
          <table:table-cell table:formula="of:=[.A70]-[.A69]" office:value-type="float" office:value="1.66394589999993" calcext:value-type="float">
            <text:p>1.66394589999993</text:p>
          </table:table-cell>
        </table:table-row>
        <table:table-row table:style-name="ro1">
          <table:table-cell office:value-type="float" office:value="531.4678052" calcext:value-type="float">
            <text:p>531.4678052</text:p>
          </table:table-cell>
          <table:table-cell office:value-type="float" office:value="0.4328913507" calcext:value-type="float">
            <text:p>0.4328913507</text:p>
          </table:table-cell>
          <table:table-cell table:formula="of:=[.A71]-[.A70]" office:value-type="float" office:value="1.14165120000007" calcext:value-type="float">
            <text:p>1.14165120000007</text:p>
          </table:table-cell>
        </table:table-row>
        <table:table-row table:style-name="ro1">
          <table:table-cell office:value-type="float" office:value="532.7134186" calcext:value-type="float">
            <text:p>532.7134186</text:p>
          </table:table-cell>
          <table:table-cell office:value-type="float" office:value="0.4053115175" calcext:value-type="float">
            <text:p>0.4053115175</text:p>
          </table:table-cell>
          <table:table-cell table:formula="of:=[.A72]-[.A71]" office:value-type="float" office:value="1.24561339999991" calcext:value-type="float">
            <text:p>1.24561339999991</text:p>
          </table:table-cell>
        </table:table-row>
        <table:table-row table:style-name="ro1">
          <table:table-cell office:value-type="float" office:value="533.8550698" calcext:value-type="float">
            <text:p>533.8550698</text:p>
          </table:table-cell>
          <table:table-cell office:value-type="float" office:value="0.3795116994" calcext:value-type="float">
            <text:p>0.3795116994</text:p>
          </table:table-cell>
          <table:table-cell table:formula="of:=[.A73]-[.A72]" office:value-type="float" office:value="1.14165120000007" calcext:value-type="float">
            <text:p>1.14165120000007</text:p>
          </table:table-cell>
        </table:table-row>
        <table:table-row table:style-name="ro1">
          <table:table-cell office:value-type="float" office:value="535.3099874" calcext:value-type="float">
            <text:p>535.3099874</text:p>
          </table:table-cell>
          <table:table-cell office:value-type="float" office:value="0.3528144446" calcext:value-type="float">
            <text:p>0.3528144446</text:p>
          </table:table-cell>
          <table:table-cell table:formula="of:=[.A74]-[.A73]" office:value-type="float" office:value="1.45491759999993" calcext:value-type="float">
            <text:p>1.45491759999993</text:p>
          </table:table-cell>
        </table:table-row>
        <table:table-row table:style-name="ro1">
          <table:table-cell office:value-type="float" office:value="536.6598389" calcext:value-type="float">
            <text:p>536.6598389</text:p>
          </table:table-cell>
          <table:table-cell office:value-type="float" office:value="0.324343118" calcext:value-type="float">
            <text:p>0.324343118</text:p>
          </table:table-cell>
          <table:table-cell table:formula="of:=[.A75]-[.A74]" office:value-type="float" office:value="1.3498515" calcext:value-type="float">
            <text:p>1.3498515</text:p>
          </table:table-cell>
        </table:table-row>
        <table:table-row table:style-name="ro1">
          <table:table-cell office:value-type="float" office:value="538.0113464" calcext:value-type="float">
            <text:p>538.0113464</text:p>
          </table:table-cell>
          <table:table-cell office:value-type="float" office:value="0.3012029217" calcext:value-type="float">
            <text:p>0.3012029217</text:p>
          </table:table-cell>
          <table:table-cell table:formula="of:=[.A76]-[.A75]" office:value-type="float" office:value="1.35150750000003" calcext:value-type="float">
            <text:p>1.35150750000003</text:p>
          </table:table-cell>
        </table:table-row>
        <table:table-row table:style-name="ro1">
          <table:table-cell office:value-type="float" office:value="539.2575118" calcext:value-type="float">
            <text:p>539.2575118</text:p>
          </table:table-cell>
          <table:table-cell office:value-type="float" office:value="0.2754001319" calcext:value-type="float">
            <text:p>0.2754001319</text:p>
          </table:table-cell>
          <table:table-cell table:formula="of:=[.A77]-[.A76]" office:value-type="float" office:value="1.2461654" calcext:value-type="float">
            <text:p>1.2461654</text:p>
          </table:table-cell>
        </table:table-row>
        <table:table-row table:style-name="ro1">
          <table:table-cell office:value-type="float" office:value="540.7129814" calcext:value-type="float">
            <text:p>540.7129814</text:p>
          </table:table-cell>
          <table:table-cell office:value-type="float" office:value="0.2504799206" calcext:value-type="float">
            <text:p>0.2504799206</text:p>
          </table:table-cell>
          <table:table-cell table:formula="of:=[.A78]-[.A77]" office:value-type="float" office:value="1.45546960000002" calcext:value-type="float">
            <text:p>1.45546960000002</text:p>
          </table:table-cell>
        </table:table-row>
        <table:table-row table:style-name="ro1">
          <table:table-cell office:value-type="float" office:value="541.7520505" calcext:value-type="float">
            <text:p>541.7520505</text:p>
          </table:table-cell>
          <table:table-cell office:value-type="float" office:value="0.2309027262" calcext:value-type="float">
            <text:p>0.2309027262</text:p>
          </table:table-cell>
          <table:table-cell table:formula="of:=[.A79]-[.A78]" office:value-type="float" office:value="1.03906910000001" calcext:value-type="float">
            <text:p>1.03906910000001</text:p>
          </table:table-cell>
        </table:table-row>
        <table:table-row table:style-name="ro1">
          <table:table-cell office:value-type="float" office:value="543.4171004" calcext:value-type="float">
            <text:p>543.4171004</text:p>
          </table:table-cell>
          <table:table-cell office:value-type="float" office:value="0.207753615" calcext:value-type="float">
            <text:p>0.207753615</text:p>
          </table:table-cell>
          <table:table-cell table:formula="of:=[.A80]-[.A79]" office:value-type="float" office:value="1.66504989999999" calcext:value-type="float">
            <text:p>1.66504989999999</text:p>
          </table:table-cell>
        </table:table-row>
        <table:table-row table:style-name="ro1">
          <table:table-cell office:value-type="float" office:value="544.8733981" calcext:value-type="float">
            <text:p>544.8733981</text:p>
          </table:table-cell>
          <table:table-cell office:value-type="float" office:value="0.1854989688" calcext:value-type="float">
            <text:p>0.1854989688</text:p>
          </table:table-cell>
          <table:table-cell table:formula="of:=[.A81]-[.A80]" office:value-type="float" office:value="1.45629770000005" calcext:value-type="float">
            <text:p>1.45629770000005</text:p>
          </table:table-cell>
        </table:table-row>
        <table:table-row table:style-name="ro1">
          <table:table-cell office:value-type="float" office:value="546.9573325" calcext:value-type="float">
            <text:p>546.9573325</text:p>
          </table:table-cell>
          <table:table-cell office:value-type="float" office:value="0.1650035363" calcext:value-type="float">
            <text:p>0.1650035363</text:p>
          </table:table-cell>
          <table:table-cell table:formula="of:=[.A82]-[.A81]" office:value-type="float" office:value="2.08393439999998" calcext:value-type="float">
            <text:p>2.08393439999998</text:p>
          </table:table-cell>
        </table:table-row>
        <table:table-row table:style-name="ro1">
          <table:table-cell office:value-type="float" office:value="549.0404389" calcext:value-type="float">
            <text:p>549.0404389</text:p>
          </table:table-cell>
          <table:table-cell office:value-type="float" office:value="0.1418425385" calcext:value-type="float">
            <text:p>0.1418425385</text:p>
          </table:table-cell>
          <table:table-cell table:formula="of:=[.A83]-[.A82]" office:value-type="float" office:value="2.08310640000002" calcext:value-type="float">
            <text:p>2.08310640000002</text:p>
          </table:table-cell>
        </table:table-row>
        <table:table-row table:style-name="ro1">
          <table:table-cell office:value-type="float" office:value="551.3336775" calcext:value-type="float">
            <text:p>551.3336775</text:p>
          </table:table-cell>
          <table:table-cell office:value-type="float" office:value="0.1222296844" calcext:value-type="float">
            <text:p>0.1222296844</text:p>
          </table:table-cell>
          <table:table-cell table:formula="of:=[.A84]-[.A83]" office:value-type="float" office:value="2.2932386" calcext:value-type="float">
            <text:p>2.2932386</text:p>
          </table:table-cell>
        </table:table-row>
        <table:table-row table:style-name="ro1">
          <table:table-cell office:value-type="float" office:value="554.4635812" calcext:value-type="float">
            <text:p>554.4635812</text:p>
          </table:table-cell>
          <table:table-cell office:value-type="float" office:value="0.1043701005" calcext:value-type="float">
            <text:p>0.1043701005</text:p>
          </table:table-cell>
          <table:table-cell table:formula="of:=[.A85]-[.A84]" office:value-type="float" office:value="3.1299037" calcext:value-type="float">
            <text:p>3.1299037</text:p>
          </table:table-cell>
        </table:table-row>
        <table:table-row table:style-name="ro1">
          <table:table-cell office:value-type="float" office:value="556.9686082" calcext:value-type="float">
            <text:p>556.9686082</text:p>
          </table:table-cell>
          <table:table-cell office:value-type="float" office:value="0.09363652032" calcext:value-type="float">
            <text:p>0.09363652032</text:p>
          </table:table-cell>
          <table:table-cell table:formula="of:=[.A86]-[.A85]" office:value-type="float" office:value="2.50502699999993" calcext:value-type="float">
            <text:p>2.50502699999993</text:p>
          </table:table-cell>
        </table:table-row>
        <table:table-row table:style-name="ro1">
          <table:table-cell office:value-type="float" office:value="560.0996159" calcext:value-type="float">
            <text:p>560.0996159</text:p>
          </table:table-cell>
          <table:table-cell office:value-type="float" office:value="0.07933102337" calcext:value-type="float">
            <text:p>0.07933102337</text:p>
          </table:table-cell>
          <table:table-cell table:formula="of:=[.A87]-[.A86]" office:value-type="float" office:value="3.13100770000005" calcext:value-type="float">
            <text:p>3.13100770000005</text:p>
          </table:table-cell>
        </table:table-row>
        <table:table-row table:style-name="ro1">
          <table:table-cell office:value-type="float" office:value="563.2322797" calcext:value-type="float">
            <text:p>563.2322797</text:p>
          </table:table-cell>
          <table:table-cell office:value-type="float" office:value="0.07035665678" calcext:value-type="float">
            <text:p>0.07035665678</text:p>
          </table:table-cell>
          <table:table-cell table:formula="of:=[.A88]-[.A87]" office:value-type="float" office:value="3.13266380000005" calcext:value-type="float">
            <text:p>3.13266380000005</text:p>
          </table:table-cell>
        </table:table-row>
        <table:table-row table:style-name="ro1">
          <table:table-cell office:value-type="float" office:value="566.5734197" calcext:value-type="float">
            <text:p>566.5734197</text:p>
          </table:table-cell>
          <table:table-cell office:value-type="float" office:value="0.05959930345" calcext:value-type="float">
            <text:p>0.05959930345</text:p>
          </table:table-cell>
          <table:table-cell table:formula="of:=[.A89]-[.A88]" office:value-type="float" office:value="3.34114" calcext:value-type="float">
            <text:p>3.34114</text:p>
          </table:table-cell>
        </table:table-row>
        <table:table-row table:style-name="ro1">
          <table:table-cell office:value-type="float" office:value="569.7066355" calcext:value-type="float">
            <text:p>569.7066355</text:p>
          </table:table-cell>
          <table:table-cell office:value-type="float" office:value="0.0524019803" calcext:value-type="float">
            <text:p>0.0524019803</text:p>
          </table:table-cell>
          <table:table-cell table:formula="of:=[.A90]-[.A89]" office:value-type="float" office:value="3.1332157999999" calcext:value-type="float">
            <text:p>3.1332157999999</text:p>
          </table:table-cell>
        </table:table-row>
        <table:table-row table:style-name="ro1">
          <table:table-cell office:value-type="float" office:value="572.0026342" calcext:value-type="float">
            <text:p>572.0026342</text:p>
          </table:table-cell>
          <table:table-cell office:value-type="float" office:value="0.04167434342" calcext:value-type="float">
            <text:p>0.04167434342</text:p>
          </table:table-cell>
          <table:table-cell table:formula="of:=[.A91]-[.A90]" office:value-type="float" office:value="2.29599870000004" calcext:value-type="float">
            <text:p>2.29599870000004</text:p>
          </table:table-cell>
        </table:table-row>
        <table:table-row table:style-name="ro1">
          <table:table-cell office:value-type="float" office:value="574.7172414" calcext:value-type="float">
            <text:p>574.7172414</text:p>
          </table:table-cell>
          <table:table-cell office:value-type="float" office:value="0.0327118634" calcext:value-type="float">
            <text:p>0.0327118634</text:p>
          </table:table-cell>
          <table:table-cell table:formula="of:=[.A92]-[.A91]" office:value-type="float" office:value="2.71460720000005" calcext:value-type="float">
            <text:p>2.71460720000005</text:p>
          </table:table-cell>
        </table:table-row>
        <table:table-row table:style-name="ro1">
          <table:table-cell office:value-type="float" office:value="577.8510092" calcext:value-type="float">
            <text:p>577.8510092</text:p>
          </table:table-cell>
          <table:table-cell office:value-type="float" office:value="0.02729158371" calcext:value-type="float">
            <text:p>0.02729158371</text:p>
          </table:table-cell>
          <table:table-cell table:formula="of:=[.A93]-[.A92]" office:value-type="float" office:value="3.13376779999999" calcext:value-type="float">
            <text:p>3.13376779999999</text:p>
          </table:table-cell>
        </table:table-row>
        <table:table-row table:style-name="ro1">
          <table:table-cell office:value-type="float" office:value="581.6107577" calcext:value-type="float">
            <text:p>581.6107577</text:p>
          </table:table-cell>
          <table:table-cell office:value-type="float" office:value="0.01829938725" calcext:value-type="float">
            <text:p>0.01829938725</text:p>
          </table:table-cell>
          <table:table-cell table:formula="of:=[.A94]-[.A93]" office:value-type="float" office:value="3.7597485" calcext:value-type="float">
            <text:p>3.7597485</text:p>
          </table:table-cell>
        </table:table-row>
        <table:table-row table:style-name="ro1">
          <table:table-cell office:value-type="float" office:value="585.5811905" calcext:value-type="float">
            <text:p>585.5811905</text:p>
          </table:table-cell>
          <table:table-cell office:value-type="float" office:value="0.01463237785" calcext:value-type="float">
            <text:p>0.01463237785</text:p>
          </table:table-cell>
          <table:table-cell table:formula="of:=[.A95]-[.A94]" office:value-type="float" office:value="3.97043280000003" calcext:value-type="float">
            <text:p>3.97043280000003</text:p>
          </table:table-cell>
        </table:table-row>
        <table:table-row table:style-name="ro1">
          <table:table-cell office:value-type="float" office:value="588.5053781" calcext:value-type="float">
            <text:p>588.5053781</text:p>
          </table:table-cell>
          <table:table-cell office:value-type="float" office:value="0.007440997997" calcext:value-type="float">
            <text:p>0.007440997997</text:p>
          </table:table-cell>
          <table:table-cell table:formula="of:=[.A96]-[.A95]" office:value-type="float" office:value="2.92418759999998" calcext:value-type="float">
            <text:p>2.92418759999998</text:p>
          </table:table-cell>
        </table:table-row>
        <table:table-row table:style-name="ro1">
          <table:table-cell office:value-type="float" office:value="592.4758109" calcext:value-type="float">
            <text:p>592.4758109</text:p>
          </table:table-cell>
          <table:table-cell office:value-type="float" office:value="0.003773988601" calcext:value-type="float">
            <text:p>0.003773988601</text:p>
          </table:table-cell>
          <table:table-cell table:formula="of:=[.A97]-[.A96]" office:value-type="float" office:value="3.97043280000003" calcext:value-type="float">
            <text:p>3.97043280000003</text:p>
          </table:table-cell>
        </table:table-row>
        <table:table-row table:style-name="ro1">
          <table:table-cell office:value-type="float" office:value="595.8191589" calcext:value-type="float">
            <text:p>595.8191589</text:p>
          </table:table-cell>
          <table:table-cell office:value-type="float" office:value="0.0001248090718" calcext:value-type="float">
            <text:p>0.0001248090718</text:p>
          </table:table-cell>
          <table:table-cell table:formula="of:=[.A98]-[.A97]" office:value-type="float" office:value="3.34334799999999" calcext:value-type="float">
            <text:p>3.34334799999999</text:p>
          </table:table-cell>
        </table:table-row>
        <table:table-row table:style-name="ro1">
          <table:table-cell office:value-type="float" office:value="599.999724" calcext:value-type="float">
            <text:p>599.999724</text:p>
          </table:table-cell>
          <table:table-cell office:value-type="float" office:value="0.00005943289" calcext:value-type="float">
            <text:p>5.943289E-05</text:p>
          </table:table-cell>
          <table:table-cell table:formula="of:=[.A99]-[.A98]" office:value-type="float" office:value="4.18056509999997" calcext:value-type="float">
            <text:p>4.180565099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[.A100]-[.A99]" office:value-type="float" office:value="0.000275999999985288" calcext:value-type="float">
            <text:p>0.000275999999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27T14:20:22.721054169</dc:date>
    <meta:editing-duration>PT1M46S</meta:editing-duration>
    <meta:editing-cycles>1</meta:editing-cycles>
    <meta:document-statistic meta:table-count="1" meta:cell-count="299" meta:object-count="1"/>
    <meta:generator>LibreOffice/6.3.6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6_EJ280_WLSemission_460-600nm'.A1:'6_EJ280_WLSemission_460-600nm'.B100" svg:x="0.32cm" svg:y="0.18cm" svg:width="12.508cm" svg:height="8.64cm">
          <chartooo:coordinate-region svg:x="1.047cm" svg:y="0.38cm" svg:width="11.5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_EJ280_WLSemission_460-600nm'.B1:'6_EJ280_WLSemission_460-600nm'.B100" chart:class="chart:scatter">
            <chart:domain table:cell-range-address="'6_EJ280_WLSemission_460-600nm'.A1:'6_EJ280_WLSemission_460-600nm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">
                <text:p>460</text:p>
                <draw:g>
                  <svg:desc>'6_EJ280_WLSemission_460-600nm'.A1:'6_EJ280_WLSemission_460-600nm'.A100</svg:desc>
                </draw:g>
              </table:table-cell>
              <table:table-cell office:value-type="float" office:value="0">
                <text:p>0</text:p>
                <draw:g>
                  <svg:desc>'6_EJ280_WLSemission_460-600nm'.B1:'6_EJ280_WLSemission_460-600nm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.7858027">
                <text:p>460.7858027</text:p>
              </table:table-cell>
              <table:table-cell office:value-type="float" office:value="0.0004100869503">
                <text:p>0.000410086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2.8805013">
                <text:p>462.8805013</text:p>
              </table:table-cell>
              <table:table-cell office:value-type="float" office:value="0.01456700167">
                <text:p>0.01456700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.139639">
                <text:p>464.139639</text:p>
              </table:table-cell>
              <table:table-cell office:value-type="float" office:value="0.030524733">
                <text:p>0.030524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6.0264134">
                <text:p>466.0264134</text:p>
              </table:table-cell>
              <table:table-cell office:value-type="float" office:value="0.04824167791">
                <text:p>0.0482416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8697025">
                <text:p>466.8697025</text:p>
              </table:table-cell>
              <table:table-cell office:value-type="float" office:value="0.07131946962">
                <text:p>0.07131946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7.9214679">
                <text:p>467.9214679</text:p>
              </table:table-cell>
              <table:table-cell office:value-type="float" office:value="0.09261427459">
                <text:p>0.09261427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8.7653091">
                <text:p>468.7653091</text:p>
              </table:table-cell>
              <table:table-cell office:value-type="float" office:value="0.1174691098">
                <text:p>0.1174691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9.399018">
                <text:p>469.399018</text:p>
              </table:table-cell>
              <table:table-cell office:value-type="float" office:value="0.1387758013">
                <text:p>0.1387758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.0332789">
                <text:p>470.0332789</text:p>
              </table:table-cell>
              <table:table-cell office:value-type="float" office:value="0.1618595363">
                <text:p>0.1618595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.8776721">
                <text:p>470.8776721</text:p>
              </table:table-cell>
              <table:table-cell office:value-type="float" office:value="0.1884914149">
                <text:p>0.1884914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1.7220653">
                <text:p>471.7220653</text:p>
              </table:table-cell>
              <table:table-cell office:value-type="float" office:value="0.2151232935">
                <text:p>0.2151232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.3579822">
                <text:p>472.3579822</text:p>
              </table:table-cell>
              <table:table-cell office:value-type="float" office:value="0.2435381589">
                <text:p>0.2435381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.9938992">
                <text:p>472.9938992</text:p>
              </table:table-cell>
              <table:table-cell office:value-type="float" office:value="0.2719530242">
                <text:p>0.2719530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3.6287121">
                <text:p>473.6287121</text:p>
              </table:table-cell>
              <table:table-cell office:value-type="float" office:value="0.2968138027">
                <text:p>0.2968138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4.263525">
                <text:p>474.263525</text:p>
              </table:table-cell>
              <table:table-cell office:value-type="float" office:value="0.3216745811">
                <text:p>0.3216745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4.8983379">
                <text:p>474.8983379</text:p>
              </table:table-cell>
              <table:table-cell office:value-type="float" office:value="0.3465353596">
                <text:p>0.3465353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.4294647">
                <text:p>475.4294647</text:p>
              </table:table-cell>
              <table:table-cell office:value-type="float" office:value="0.3740646749">
                <text:p>0.3740646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6.1701718">
                <text:p>476.1701718</text:p>
              </table:table-cell>
              <table:table-cell office:value-type="float" office:value="0.4033650903">
                <text:p>0.4033650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.8049847">
                <text:p>476.8049847</text:p>
              </table:table-cell>
              <table:table-cell office:value-type="float" office:value="0.4282258688">
                <text:p>0.4282258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7.2302174">
                <text:p>477.2302174</text:p>
              </table:table-cell>
              <table:table-cell office:value-type="float" office:value="0.4513155471">
                <text:p>0.4513155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7.65545">
                <text:p>477.65545</text:p>
              </table:table-cell>
              <table:table-cell office:value-type="float" office:value="0.4744052253">
                <text:p>0.4744052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8.0817867">
                <text:p>478.0817867</text:p>
              </table:table-cell>
              <table:table-cell office:value-type="float" office:value="0.5010489905">
                <text:p>0.50104899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8.7165996">
                <text:p>478.7165996</text:p>
              </table:table-cell>
              <table:table-cell office:value-type="float" office:value="0.525909769">
                <text:p>0.525909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9.1429363">
                <text:p>479.1429363</text:p>
              </table:table-cell>
              <table:table-cell office:value-type="float" office:value="0.5525535342">
                <text:p>0.552553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9.7783012">
                <text:p>479.7783012</text:p>
              </table:table-cell>
              <table:table-cell office:value-type="float" office:value="0.5791913561">
                <text:p>0.5791913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0.2046379">
                <text:p>480.2046379</text:p>
              </table:table-cell>
              <table:table-cell office:value-type="float" office:value="0.6058351213">
                <text:p>0.605835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0.945069">
                <text:p>480.945069</text:p>
              </table:table-cell>
              <table:table-cell office:value-type="float" office:value="0.634247015">
                <text:p>0.634247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1.4767478">
                <text:p>481.4767478</text:p>
              </table:table-cell>
              <table:table-cell office:value-type="float" office:value="0.6635533737">
                <text:p>0.6635533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2.1123888">
                <text:p>482.1123888</text:p>
              </table:table-cell>
              <table:table-cell office:value-type="float" office:value="0.6910797173">
                <text:p>0.6910797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2.7477537">
                <text:p>482.7477537</text:p>
              </table:table-cell>
              <table:table-cell office:value-type="float" office:value="0.7177175392">
                <text:p>0.7177175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3.3842226">
                <text:p>483.3842226</text:p>
              </table:table-cell>
              <table:table-cell office:value-type="float" office:value="0.747909448">
                <text:p>0.747909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3.8105593">
                <text:p>483.8105593</text:p>
              </table:table-cell>
              <table:table-cell office:value-type="float" office:value="0.7745532132">
                <text:p>0.7745532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4.4459242">
                <text:p>484.4459242</text:p>
              </table:table-cell>
              <table:table-cell office:value-type="float" office:value="0.8011910351">
                <text:p>0.8011910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4.9773271">
                <text:p>484.9773271</text:p>
              </table:table-cell>
              <table:table-cell office:value-type="float" office:value="0.8296088721">
                <text:p>0.8296088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5.5087299">
                <text:p>485.5087299</text:p>
              </table:table-cell>
              <table:table-cell office:value-type="float" office:value="0.8580267091">
                <text:p>0.8580267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6.3536751">
                <text:p>486.3536751</text:p>
              </table:table-cell>
              <table:table-cell office:value-type="float" office:value="0.8864356312">
                <text:p>0.886435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6.989592">
                <text:p>486.989592</text:p>
              </table:table-cell>
              <table:table-cell office:value-type="float" office:value="0.9148504966">
                <text:p>0.914850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7.8339852">
                <text:p>487.8339852</text:p>
              </table:table-cell>
              <table:table-cell office:value-type="float" office:value="0.9414823752">
                <text:p>0.9414823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8.9913688">
                <text:p>488.9913688</text:p>
              </table:table-cell>
              <table:table-cell office:value-type="float" office:value="0.9663282954">
                <text:p>0.9663282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0.0447902">
                <text:p>490.0447902</text:p>
              </table:table-cell>
              <table:table-cell office:value-type="float" office:value="0.9929542307">
                <text:p>0.9929542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2.2417949">
                <text:p>492.241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5.1676385">
                <text:p>495.1676385</text:p>
              </table:table-cell>
              <table:table-cell office:value-type="float" office:value="0.9981397505">
                <text:p>0.9981397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6.8354484">
                <text:p>496.8354484</text:p>
              </table:table-cell>
              <table:table-cell office:value-type="float" office:value="0.9838758566">
                <text:p>0.9838758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.2925741">
                <text:p>498.2925741</text:p>
              </table:table-cell>
              <table:table-cell office:value-type="float" office:value="0.9642867756">
                <text:p>0.9642867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.5395674">
                <text:p>499.5395674</text:p>
              </table:table-cell>
              <table:table-cell office:value-type="float" office:value="0.941149551">
                <text:p>0.9411495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.3685043">
                <text:p>500.3685043</text:p>
              </table:table-cell>
              <table:table-cell office:value-type="float" office:value="0.918024213">
                <text:p>0.918024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1.092375">
                <text:p>501.092375</text:p>
              </table:table-cell>
              <table:table-cell office:value-type="float" office:value="0.8931248031">
                <text:p>0.8931248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1.8154177">
                <text:p>501.8154177</text:p>
              </table:table-cell>
              <table:table-cell office:value-type="float" office:value="0.8655598281">
                <text:p>0.8655598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2.4344983">
                <text:p>502.4344983</text:p>
              </table:table-cell>
              <table:table-cell office:value-type="float" office:value="0.8397748682">
                <text:p>0.83977486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3.1580931">
                <text:p>503.1580931</text:p>
              </table:table-cell>
              <table:table-cell office:value-type="float" office:value="0.8139869367">
                <text:p>0.8139869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3.8805838">
                <text:p>503.8805838</text:p>
              </table:table-cell>
              <table:table-cell office:value-type="float" office:value="0.7846449182">
                <text:p>0.7846449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.6039025">
                <text:p>504.6039025</text:p>
              </table:table-cell>
              <table:table-cell office:value-type="float" office:value="0.7579684649">
                <text:p>0.75796846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.118193">
                <text:p>505.118193</text:p>
              </table:table-cell>
              <table:table-cell office:value-type="float" office:value="0.7312979549">
                <text:p>0.73129795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5.9460258">
                <text:p>505.9460258</text:p>
              </table:table-cell>
              <table:table-cell office:value-type="float" office:value="0.70461853">
                <text:p>0.70461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6.9839909">
                <text:p>506.9839909</text:p>
              </table:table-cell>
              <table:table-cell office:value-type="float" office:value="0.6814872487">
                <text:p>0.6814872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7.3932153">
                <text:p>507.3932153</text:p>
              </table:table-cell>
              <table:table-cell office:value-type="float" office:value="0.6530426669">
                <text:p>0.6530426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8.5345905">
                <text:p>508.5345905</text:p>
              </table:table-cell>
              <table:table-cell office:value-type="float" office:value="0.626354327">
                <text:p>0.626354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9.7802038">
                <text:p>509.7802038</text:p>
              </table:table-cell>
              <table:table-cell office:value-type="float" office:value="0.5987744938">
                <text:p>0.5987744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0.7125508">
                <text:p>510.7125508</text:p>
              </table:table-cell>
              <table:table-cell office:value-type="float" office:value="0.5720920972">
                <text:p>0.5720920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.3784287">
                <text:p>512.3784287</text:p>
              </table:table-cell>
              <table:table-cell office:value-type="float" office:value="0.5516085512">
                <text:p>0.55160855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4.2563709">
                <text:p>514.2563709</text:p>
              </table:table-cell>
              <table:table-cell office:value-type="float" office:value="0.5408928009">
                <text:p>0.5408928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.5578898">
                <text:p>516.5578898</text:p>
              </table:table-cell>
              <table:table-cell office:value-type="float" office:value="0.5479355985">
                <text:p>0.5479355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8.6525884">
                <text:p>518.6525884</text:p>
              </table:table-cell>
              <table:table-cell office:value-type="float" office:value="0.5620925132">
                <text:p>0.5620925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1.5828481">
                <text:p>521.5828481</text:p>
              </table:table-cell>
              <table:table-cell office:value-type="float" office:value="0.5744486114">
                <text:p>0.5744486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4.0889791">
                <text:p>524.0889791</text:p>
              </table:table-cell>
              <table:table-cell office:value-type="float" office:value="0.5672691181">
                <text:p>0.5672691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.7534769">
                <text:p>525.7534769</text:p>
              </table:table-cell>
              <table:table-cell office:value-type="float" office:value="0.5423429634">
                <text:p>0.54234296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7.4171468">
                <text:p>527.4171468</text:p>
              </table:table-cell>
              <table:table-cell office:value-type="float" office:value="0.5147512436">
                <text:p>0.5147512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8.6622081">
                <text:p>528.6622081</text:p>
              </table:table-cell>
              <table:table-cell office:value-type="float" office:value="0.485394367">
                <text:p>0.485394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0.326154">
                <text:p>530.326154</text:p>
              </table:table-cell>
              <table:table-cell office:value-type="float" office:value="0.4586911689">
                <text:p>0.4586911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1.4678052">
                <text:p>531.4678052</text:p>
              </table:table-cell>
              <table:table-cell office:value-type="float" office:value="0.4328913507">
                <text:p>0.43289135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2.7134186">
                <text:p>532.7134186</text:p>
              </table:table-cell>
              <table:table-cell office:value-type="float" office:value="0.4053115175">
                <text:p>0.4053115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3.8550698">
                <text:p>533.8550698</text:p>
              </table:table-cell>
              <table:table-cell office:value-type="float" office:value="0.3795116994">
                <text:p>0.3795116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5.3099874">
                <text:p>535.3099874</text:p>
              </table:table-cell>
              <table:table-cell office:value-type="float" office:value="0.3528144446">
                <text:p>0.3528144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.6598389">
                <text:p>536.6598389</text:p>
              </table:table-cell>
              <table:table-cell office:value-type="float" office:value="0.324343118">
                <text:p>0.324343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8.0113464">
                <text:p>538.0113464</text:p>
              </table:table-cell>
              <table:table-cell office:value-type="float" office:value="0.3012029217">
                <text:p>0.30120292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9.2575118">
                <text:p>539.2575118</text:p>
              </table:table-cell>
              <table:table-cell office:value-type="float" office:value="0.2754001319">
                <text:p>0.2754001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0.7129814">
                <text:p>540.7129814</text:p>
              </table:table-cell>
              <table:table-cell office:value-type="float" office:value="0.2504799206">
                <text:p>0.2504799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1.7520505">
                <text:p>541.7520505</text:p>
              </table:table-cell>
              <table:table-cell office:value-type="float" office:value="0.2309027262">
                <text:p>0.23090272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3.4171004">
                <text:p>543.4171004</text:p>
              </table:table-cell>
              <table:table-cell office:value-type="float" office:value="0.207753615">
                <text:p>0.207753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4.8733981">
                <text:p>544.8733981</text:p>
              </table:table-cell>
              <table:table-cell office:value-type="float" office:value="0.1854989688">
                <text:p>0.18549896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6.9573325">
                <text:p>546.9573325</text:p>
              </table:table-cell>
              <table:table-cell office:value-type="float" office:value="0.1650035363">
                <text:p>0.1650035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9.0404389">
                <text:p>549.0404389</text:p>
              </table:table-cell>
              <table:table-cell office:value-type="float" office:value="0.1418425385">
                <text:p>0.14184253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1.3336775">
                <text:p>551.3336775</text:p>
              </table:table-cell>
              <table:table-cell office:value-type="float" office:value="0.1222296844">
                <text:p>0.122229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4.4635812">
                <text:p>554.4635812</text:p>
              </table:table-cell>
              <table:table-cell office:value-type="float" office:value="0.1043701005">
                <text:p>0.1043701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6.9686082">
                <text:p>556.9686082</text:p>
              </table:table-cell>
              <table:table-cell office:value-type="float" office:value="0.09363652032">
                <text:p>0.09363652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0.0996159">
                <text:p>560.0996159</text:p>
              </table:table-cell>
              <table:table-cell office:value-type="float" office:value="0.07933102337">
                <text:p>0.07933102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.2322797">
                <text:p>563.2322797</text:p>
              </table:table-cell>
              <table:table-cell office:value-type="float" office:value="0.07035665678">
                <text:p>0.07035665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6.5734197">
                <text:p>566.5734197</text:p>
              </table:table-cell>
              <table:table-cell office:value-type="float" office:value="0.05959930345">
                <text:p>0.05959930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9.7066355">
                <text:p>569.7066355</text:p>
              </table:table-cell>
              <table:table-cell office:value-type="float" office:value="0.0524019803">
                <text:p>0.05240198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2.0026342">
                <text:p>572.0026342</text:p>
              </table:table-cell>
              <table:table-cell office:value-type="float" office:value="0.04167434342">
                <text:p>0.041674343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4.7172414">
                <text:p>574.7172414</text:p>
              </table:table-cell>
              <table:table-cell office:value-type="float" office:value="0.0327118634">
                <text:p>0.03271186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7.8510092">
                <text:p>577.8510092</text:p>
              </table:table-cell>
              <table:table-cell office:value-type="float" office:value="0.02729158371">
                <text:p>0.027291583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1.6107577">
                <text:p>581.6107577</text:p>
              </table:table-cell>
              <table:table-cell office:value-type="float" office:value="0.01829938725">
                <text:p>0.01829938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5.5811905">
                <text:p>585.5811905</text:p>
              </table:table-cell>
              <table:table-cell office:value-type="float" office:value="0.01463237785">
                <text:p>0.014632377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8.5053781">
                <text:p>588.5053781</text:p>
              </table:table-cell>
              <table:table-cell office:value-type="float" office:value="0.007440997997">
                <text:p>0.007440997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2.4758109">
                <text:p>592.4758109</text:p>
              </table:table-cell>
              <table:table-cell office:value-type="float" office:value="0.003773988601">
                <text:p>0.0037739886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5.8191589">
                <text:p>595.8191589</text:p>
              </table:table-cell>
              <table:table-cell office:value-type="float" office:value="0.0001248090718">
                <text:p>0.00012480907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.999724">
                <text:p>599.999724</text:p>
              </table:table-cell>
              <table:table-cell office:value-type="float" office:value="0.00005943289">
                <text:p>0.00005943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